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5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Si loo keydiyo sawirada, Integreat waxay u baahan tahay inay marin u hesho keydka sawirada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